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eeeeee" draw:textarea-horizontal-align="justify" draw:textarea-vertical-align="middle" draw:auto-grow-height="false" fo:min-height="2.262cm" fo:min-width="3.282cm" fo:padding-top="0.139cm" fo:padding-bottom="0.139cm" fo:padding-left="0.264cm" fo:padding-right="0.264cm" draw:shadow="visible" draw:shadow-offset-x="0.282cm" draw:shadow-offset-y="0.282cm" draw:shadow-color="#666666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299cm" fo:min-width="2.515cm" fo:padding-top="0.142cm" fo:padding-bottom="0.142cm" fo:padding-left="0.267cm" fo:padding-right="0.267cm" draw:shadow="visible" draw:shadow-offset-x="0.282cm" draw:shadow-offset-y="0.282cm"/>
    </style:style>
    <style:style style:name="gr3" style:family="graphic" style:parent-style-name="standard">
      <style:graphic-properties svg:stroke-width="0.106cm" svg:stroke-color="#000000" draw:marker-start-width="0.359cm" draw:marker-end="Symmetric_20_Arrow" draw:marker-end-width="0.359cm" draw:fill-color="#000000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0000" draw:marker-start-width="0.359cm" draw:marker-end="Symmetric_20_Arrow" draw:marker-end-width="0.359cm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304cm" fo:min-width="2.515cm" fo:padding-top="0.142cm" fo:padding-bottom="0.142cm" fo:padding-left="0.267cm" fo:padding-right="0.267cm" draw:shadow="visible" draw:shadow-offset-x="0.282cm" draw:shadow-offset-y="0.282cm"/>
    </style:style>
    <style:style style:name="gr6" style:family="graphic" style:parent-style-name="standard">
      <style:graphic-properties svg:stroke-width="0.106cm" svg:stroke-color="#000000" draw:marker-start="Symmetric_20_Arrow" draw:marker-start-width="0.359cm" draw:marker-end="" draw:marker-end-width="0.359cm" draw:fill-color="#000000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draw:fill-color="#ffff38" draw:opacity="50%" draw:opacity-name="" draw:textarea-horizontal-align="justify" draw:textarea-vertical-align="middle" draw:auto-grow-height="false" fo:min-height="1.909cm" fo:min-width="2.294cm"/>
    </style:style>
    <style:style style:name="gr8" style:family="graphic" style:parent-style-name="standard">
      <style:graphic-properties draw:stroke="none" draw:fill-color="#00a933" draw:opacity="50%" draw:opacity-name="" draw:textarea-horizontal-align="justify" draw:textarea-vertical-align="middle" draw:auto-grow-height="false" fo:min-height="1.909cm" fo:min-width="2.294cm"/>
    </style:style>
    <style:style style:name="gr9" style:family="graphic" style:parent-style-name="standard">
      <style:graphic-properties draw:stroke="none" draw:fill-color="#ffff38" draw:opacity="50%" draw:opacity-name="" draw:textarea-horizontal-align="justify" draw:textarea-vertical-align="middle" draw:auto-grow-height="false" fo:min-height="1.909cm" fo:min-width="2.294cm"/>
    </style:style>
    <style:style style:name="gr10" style:family="graphic" style:parent-style-name="standard">
      <style:graphic-properties draw:stroke="none" draw:fill-color="#00a933" draw:opacity="50%" draw:opacity-name="" draw:textarea-horizontal-align="justify" draw:textarea-vertical-align="middle" draw:auto-grow-height="false" fo:min-height="1.909cm" fo:min-width="2.294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  <style:text-properties style:font-name="Source Code Pro1" fo:font-size="18pt" style:font-size-asian="18pt" style:font-size-complex="18pt"/>
    </style:style>
    <style:style style:name="P3" style:family="paragraph">
      <loext:graphic-properties draw:fill="solid" draw:fill-color="#eeeeee"/>
      <style:paragraph-properties fo:text-align="center"/>
      <style:text-properties style:font-name="Source Code Pro1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ff38" draw:opacity="50%"/>
      <style:paragraph-properties fo:text-align="center"/>
    </style:style>
    <style:style style:name="P6" style:family="paragraph">
      <loext:graphic-properties draw:fill-color="#00a933" draw:opacity="50%"/>
      <style:paragraph-properties fo:text-align="center"/>
    </style:style>
    <style:style style:name="T1" style:family="text">
      <style:text-properties style:font-name="Source Code Pro1" fo:font-size="18pt" style:font-size-asian="18pt" style:font-size-complex="18pt"/>
    </style:style>
    <style:style style:name="T2" style:family="text">
      <style:text-properties style:font-name="Source Code Pr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3.81cm" svg:height="2.54cm" svg:x="0.167cm" svg:y="2.88cm">
          <text:p text:style-name="P1"><text:span text:style-name="T1">Internet</text:span></text:p>
          <text:p text:style-name="P1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3.048cm" svg:height="2.532cm" svg:x="0.551cm" svg:y="6.733cm">
          <text:p text:style-name="P1"><text:span text:style-name="T2">Segment</text:span></text:p>
          <text:p text:style-name="P1"><text:span text:style-name="T2">In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xml:id="id1" draw:id="id1" draw:layer="layout" svg:width="3.81cm" svg:height="2.54cm" svg:x="4.615cm" svg:y="10.77cm">
          <draw:glue-point draw:id="4" svg:x="2.22cm" svg:y="5.318cm"/>
          <draw:glue-point draw:id="5" svg:x="-2.446cm" svg:y="5.818cm"/>
          <text:p text:style-name="P1"><text:span text:style-name="T1">Transport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7.365cm" svg:y1="13.31cm" svg:x2="8.714cm" svg:y2="14.78cm" draw:start-shape="id1" draw:start-glue-point="4" draw:end-shape="id2" draw:end-glue-point="5" svg:d="M7365 13310v874h1349v596" svg:viewBox="0 0 1350 1471">
          <text:p/>
        </draw:connector>
        <draw:connector draw:style-name="gr4" draw:text-style-name="P1" draw:layer="layout" svg:x1="2.072cm" svg:y1="5.42cm" svg:x2="2.075cm" svg:y2="6.733cm" draw:start-shape="id3" draw:start-glue-point="2" draw:end-shape="id4" draw:end-glue-point="5" svg:d="M2072 5420v796h3v517" svg:viewBox="0 0 4 1314">
          <text:p/>
        </draw:connector>
        <draw:connector draw:style-name="gr4" draw:text-style-name="P1" draw:layer="layout" svg:x1="2.075cm" svg:y1="9.265cm" svg:x2="6.52cm" svg:y2="10.77cm" draw:start-shape="id4" draw:start-glue-point="7" draw:end-shape="id1" draw:end-glue-point="0" svg:d="M2075 9265v896h4445v609" svg:viewBox="0 0 4446 1506">
          <text:p/>
        </draw:connector>
        <draw:custom-shape draw:style-name="gr5" draw:text-style-name="P3" xml:id="id2" draw:id="id2" draw:layer="layout" svg:width="3.048cm" svg:height="2.54cm" svg:x="7.19cm" svg:y="14.78cm">
          <text:p text:style-name="P1"><text:span text:style-name="T2">Data</text:span></text:p>
          <text:p text:style-name="P1"><text:span text:style-name="T2">In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3" xml:id="id5" draw:id="id5" draw:layer="layout" svg:width="3.048cm" svg:height="2.54cm" svg:x="3.345cm" svg:y="14.78cm">
          <text:p text:style-name="P1"><text:span text:style-name="T2">Data</text:span></text:p>
          <text:p text:style-name="P1"><text:span text:style-name="T2">Ou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4" draw:layer="layout" svg:x1="5.589cm" svg:y1="13.31cm" svg:x2="4.869cm" svg:y2="14.78cm" draw:start-shape="id1" draw:start-glue-point="5" draw:end-shape="id5" draw:end-glue-point="5" svg:d="M5589 13310v874h-720v596" svg:viewBox="0 0 721 1471">
          <text:p/>
        </draw:connector>
        <draw:custom-shape draw:style-name="gr5" draw:text-style-name="P3" xml:id="id6" draw:id="id6" draw:layer="layout" svg:width="3.048cm" svg:height="2.54cm" svg:x="10.33cm" svg:y="6.698cm">
          <text:p text:style-name="P1"><text:span text:style-name="T2">Segment</text:span></text:p>
          <text:p text:style-name="P1"><text:span text:style-name="T2">Ou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1" draw:layer="layout" svg:x1="8.425cm" svg:y1="12.04cm" svg:x2="11.854cm" svg:y2="9.238cm" draw:start-shape="id1" draw:start-glue-point="1" draw:end-shape="id6" draw:end-glue-point="7" svg:d="M8425 12040h3429v-2802" svg:viewBox="0 0 3430 2803">
          <text:p/>
        </draw:connector>
        <draw:custom-shape draw:style-name="gr1" draw:text-style-name="P2" xml:id="id7" draw:id="id7" draw:layer="layout" svg:width="3.81cm" svg:height="2.54cm" svg:x="9.949cm" svg:y="2.88cm">
          <text:p text:style-name="P1"><text:span text:style-name="T1">Internet</text:span></text:p>
          <text:p text:style-name="P1"><text:span text:style-name="T1">Ou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1.854cm" svg:y1="6.698cm" svg:x2="11.854cm" svg:y2="5.42cm" draw:start-shape="id6" draw:start-glue-point="5" draw:end-shape="id7" draw:end-glue-point="2" svg:d="M11854 6698v-1278" svg:viewBox="0 0 1 1279">
          <text:p/>
        </draw:connector>
        <draw:custom-shape draw:style-name="gr7" draw:text-style-name="P5" draw:layer="layout" svg:width="2.794cm" svg:height="2.159cm" svg:x="0.662cm" svg:y="4.9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794cm" svg:height="2.159cm" svg:x="10.414cm" svg:y="10.7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794cm" svg:height="2.159cm" svg:x="3.556cm" svg:y="12.88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794cm" svg:height="2.159cm" svg:x="7.239cm" svg:y="12.88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794cm" svg:height="2.159cm" svg:x="3.048cm" svg:y="9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794cm" svg:height="2.159cm" svg:x="10.414cm" svg:y="4.88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794cm" svg:height="2.159cm" svg:x="3.562cm" svg:y="0.355cm">
          <text:p text:style-name="P1">Compute</text:p>
          <text:p text:style-name="P1">Producer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.794cm" svg:height="2.159cm" svg:x="7.614cm" svg:y="0.382cm">
          <text:p text:style-name="P1">Buffer</text:p>
          <text:p text:style-name="P1">Produce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148cm" fo:page-height="18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0T19:49:40.083229256</meta:creation-date>
    <dc:date>2019-09-11T14:33:02.187902016</dc:date>
    <meta:editing-duration>PT1H6M</meta:editing-duration>
    <meta:editing-cycles>19</meta:editing-cycles>
    <meta:generator>LibreOffice/6.2.7.1$Linux_X86_64 LibreOffice_project/20$Build-1</meta:generator>
    <meta:document-statistic meta:object-count="21"/>
  </office:meta>
</office:document-meta>
</file>